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text-underline-style="none" style:font-style-asian="normal" style:font-style-complex="normal"/>
    </style:style>
    <style:style style:name="P3" style:family="paragraph" style:parent-style-name="Text_20_body">
      <style:text-properties style:text-underline-style="none"/>
    </style:style>
    <style:style style:name="P4" style:family="paragraph" style:parent-style-name="Text_20_body">
      <style:paragraph-properties fo:text-align="start" style:justify-single-word="false"/>
      <style:text-properties style:text-underline-style="none"/>
    </style:style>
    <style:style style:name="P5" style:family="paragraph" style:parent-style-name="Heading_20_1">
      <style:paragraph-properties fo:text-align="center" style:justify-single-word="false"/>
    </style:style>
    <style:style style:name="P6" style:family="paragraph" style:parent-style-name="Heading_20_1">
      <style:text-properties style:text-underline-style="solid" style:text-underline-width="auto" style:text-underline-color="font-color"/>
    </style:style>
    <style:style style:name="P7" style:family="paragraph" style:parent-style-name="Heading_20_2">
      <style:text-properties fo:font-style="normal" style:text-underline-style="solid" style:text-underline-width="auto" style:text-underline-color="font-color" style:font-style-asian="normal" style:font-style-complex="normal"/>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Text_20_body" style:list-style-name="L1">
      <style:text-properties fo:font-style="normal" style:text-underline-style="none" style:font-style-asian="normal" style:font-style-complex="normal"/>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Sensornetzwerk zur Überwachung von Patienten bei einem Massenanfall von Verletzten</text:h>
      <text:p text:style-name="P1"/>
      <text:h text:style-name="P7" text:outline-level="2">Kurzbeschreibung</text:h>
      <text:p text:style-name="P4">Ziel des Projektes ist die Erstellung eines Überwachungssystems zum Einsatz in einem MANV-Szenario. Das System besteht aus Sensoren, die an den zu überwachenden Patienten angebracht werden. Diese Sensoren sollen optisch (per LED) sowie akustisch (Über einen Signalton) einen kritischen Kreislaufzustand des überwachten Patienten signalisieren. Zusätzlich verfügt jeder Sensor über eine Funkschnittstelle. Diese dient sowohl zur Überwachung als auch zur Fernsteuerung der einzelnen Sensoren. Hierzu meldet jeder Sensor in einem Abstand von jeweils 10 Sekunden seinen aktuellen Zustand an eine zentrale Überwachungsstation, an der der Alarm durch eine Meldung auf einem Bildschirm sowie durch einen Warnton signalisiert wird. Von der Zentrale aus kann eine automatische Weiterleitung des Signals auf einen Pager, ein PDA oder ein Mobiltelefon erfolgen. Darüber hinaus gibt es ein Handgerät, mit dem ein Arzt von unterwegs auf die Zentrale zugreifen kann. Hierbei können sowohl der Zustand einzelner Patienten eingesehen werden, als auch eine Fernsteuerung der Sensoren durchgeführt werden.</text:p>
      <text:p text:style-name="P4">Die Fernsteuerung umfasst die Funktionen “Alarm Stumm schalten” sowie “Alarm manuell auslösen”. </text:p>
      <text:p text:style-name="P4">Die von den Sensoren an die Zentrale übertragenen Vitalparameter werden in einer Datenbank gespeichert. Zusätzlich soll es möglich sein, weitere Daten wie Name, Fundort, Zeitpunkt etc. zu dem Patienten zu vermerken. Die Zentrale kann im einfachsten Fall aus einem einzelnen Notebook-Computer bestehen. Zur Ausfallsicherheit kann ein weitere Notebook-Computer angeschlossen werden, der bei Ausfall des ersten Gerätes die Kontrolle über das Netzwerk übernimmt.</text:p>
      <text:p text:style-name="P4">Zur Bestimmung des aktuellen Zustands des Patienten werden die Parameter “Atmung” und “Puls” überwacht. Hierzu wird ein von Dr. Marc Jäger entwickeltes Verfahren eingesetzt.</text:p>
      <text:h text:style-name="P7" text:outline-level="2">Eigenschaften</text:h>
      <text:p text:style-name="P2">Das zu entwickelnde System basiert auf dem ZigBee Funkstandard. Dieser gewährleistet eine zuverlässige Funkübertragung bei gleichzeitig niedrigem Energiebedarf. Das System soll folgende Eigenschaften erfüllen:</text:p>
      <text:list text:style-name="L1">
        <text:list-item>
          <text:p text:style-name="P9">Hohe Reichweite durch den Einsatz von Funk-Repeatern</text:p>
        </text:list-item>
        <text:list-item>
          <text:p text:style-name="P9">Lange Akkulaufzeit</text:p>
        </text:list-item>
        <text:list-item>
          <text:p text:style-name="P9">Hohe Zuverlässigkeit</text:p>
        </text:list-item>
        <text:list-item>
          <text:p text:style-name="P9">Geringe Kosten</text:p>
        </text:list-item>
        <text:list-item>
          <text:p text:style-name="P9">Überwachung von bis zu 500 Patienten gleichzeitig.</text:p>
        </text:list-item>
        <text:list-item>
          <text:p text:style-name="P9">Outdoor-Einsatz möglich</text:p>
        </text:list-item>
      </text:list>
      <text:p text:style-name="P4"/>
      <text:h text:style-name="P6" text:outline-level="1"><text:soft-page-break/>Konkurrenzprodukte</text:h>
      <text:p text:style-name="P3">In einer kurzen Internetrecherche konnten keine vergleichbaren Konkurrenzprodukte anderer Hersteller gefunden werden. Zwar existieren kabellose Lösungen von Herstellern wie Dräger Medical, Philips, GE und WelchAllyn, allerdings scheint es sich hierbei mehr um kabellose Varianten klassischer Krankenhausmonitore zu handeln, bei denen neben einem 12 Kanal EKG auch Parameter wie Blutdruck und SPo2 überwacht werden können. </text:p>
      <text:p text:style-name="P3">Am ähnlichsten scheint das Mobile Acuity System der Firma WelchAllyn zu sein: <text:a xlink:type="simple" xlink:href="http://www.welchallyn.com/products/en-us/x-11-ac-100-0000000001099.htm">http://www.welchallyn.com/products/en-us/x-11-ac-100-0000000001099.htm</text:a></text:p>
      <text:p text:style-name="P3">Hierbei können mit einem einzelnen Notebook-Computer bis zu 12 Patienten kabellos überwacht werden. Das gesamte System ist skalierbar auf bis zu 120 Patienten – allerdings müssen hierfür 10 Notebook-Computer verbunden werden.</text:p>
      <text:p text:style-name="P3">Unsere Lösung weist im Vergleich zu allen existierenden Lösungen einen deutlichen Kostenvorteil auf, da zum einen die einzelnen Sensoren deutlich billiger sind als die Konkurrenz, und zum anderen mit einem einzelnen Notebook bis zu 500 Patienten überwacht werden können. Dafür kann von unserer Lösung lediglich Puls und Atmung überwacht werden, während von den Konkurrenzprodukten eine Vielzahl von Parametern überwacht werden können.</text:p>
      <text:h text:style-name="P6" text:outline-level="1">Zuordnung zwischen Patienten und Sensoren</text:h>
      <text:p text:style-name="P3">Ein noch ungelöstes Problem ist die Zuordnung zwischen Patient und Sensor. Die Sensoren sind durchnummeriert und werden aktuell in der Überwachungssoftware mit ihrer Nummer angezeigt. Bei einer möglichen Anzahl von bis zu 500 Patienten stellt sich nun die Frage, wie der durch einen Alarm betroffene Patient gefunden werden kann. Es wäre z.B. möglich, die einzelnen Sensoren fest einem Bett zuzuordnen. Ist dies sinnvoll? Gibt es evtl. sinnvolle Alternativen?</text:p>
      <text:h text:style-name="P6" text:outline-level="1">Weitere Offene Fragen</text:h>
      <text:p text:style-name="P2">Ist die Überwachung von Puls und Atmung für den MANV-Einsatz ausreichend, oder sollten auch weitere Parameter wie SPo2 und EKG überwacht werden?</text:p>
      <text:p text:style-name="P2">Ist die Anzahl von 500 zu überwachenden Patienten angemessen?</text:p>
      <text:p text:style-name="P2">Ist es hinnehmbar, dass Alarme schlimmstenfalls mit einer Verzögerung von 10 Sekunden in der Zentrale dargestellt werden?</text:p>
      <text:p text:style-name="P2">Wie lange sollte die Akkulaufzeit der einzelnen Sensoren sein?</text:p>
      <text:p text:style-name="P2">Wie sollte sich das System verhalten, falls die Funkverbindung mit der Zentrale zusammenbricht?</text:p>
      <text:p text:style-name="P2">In welcher Art sollten Alarme signalisiert werden?</text:p>
      <text:p text:style-name="P2">Welche weiteren Anforderungen sollten für den MANV-Einsatz beachtet werden?</text:p>
      <text:p text:style-name="P2">Welche Funktionalität sollte die Überwachungssoftware bieten?</text:p>
      <text:p text:style-name="P2">Ist eine Speicherung der Messdaten sinnvoll/erwünscht oder sollte diese unterbleiben?</text:p>
      <text:p text:style-name="P2">Wie groß sollte die Reichweite der Funkschnittstelle der Sensoren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0-05-27T13:43:19</meta:creation-date>
    <dc:date>2010-05-27T17:34:02</dc:date>
    <meta:editing-cycles>22</meta:editing-cycles>
    <meta:editing-duration>PT3H14M12S</meta:editing-duration>
    <meta:user-defined meta:name="Info 1"/>
    <meta:user-defined meta:name="Info 2"/>
    <meta:user-defined meta:name="Info 3"/>
    <meta:user-defined meta:name="Info 4"/>
    <meta:document-statistic meta:table-count="0" meta:image-count="0" meta:object-count="0" meta:page-count="2" meta:paragraph-count="32" meta:word-count="673" meta:character-count="4904"/>
  </office:meta>
</office:document-meta>
</file>